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369E2EEF2F0253CC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397cm" svg:width="17cm" svg:height="16.603cm" draw:z-index="0"><draw:image xlink:href="Pictures/100002010000055800000369E2EEF2F0253CC7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5:05:35.427753218</meta:creation-date>
    <dc:date>2024-11-29T15:45:21.238413695</dc:date>
    <meta:editing-duration>PT39M4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